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Lato, LatoExtended,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i-sans-serif" svg:font-family="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text-properties style:use-window-font-color="true" loext:opacity="0%" officeooo:rsid="00244645" officeooo:paragraph-rsid="00244645"/>
    </style:style>
    <style:style style:name="P2" style:family="paragraph" style:parent-style-name="Text_20_body">
      <style:text-properties style:use-window-font-color="true" loext:opacity="0%" officeooo:rsid="0014e1c2" officeooo:paragraph-rsid="001c51d3"/>
    </style:style>
    <style:style style:name="P3" style:family="paragraph" style:parent-style-name="Text_20_body">
      <style:text-properties style:use-window-font-color="true" loext:opacity="0%" officeooo:rsid="00283e58" officeooo:paragraph-rsid="00283e58"/>
    </style:style>
    <style:style style:name="P4" style:family="paragraph" style:parent-style-name="Text_20_body">
      <style:text-properties style:use-window-font-color="true" loext:opacity="0%" officeooo:rsid="0040d7b4" officeooo:paragraph-rsid="0040d7b4"/>
    </style:style>
    <style:style style:name="P5" style:family="paragraph" style:parent-style-name="Text_20_body">
      <style:text-properties officeooo:rsid="002961bb" officeooo:paragraph-rsid="002961bb"/>
    </style:style>
    <style:style style:name="P6" style:family="paragraph" style:parent-style-name="Text_20_body">
      <style:text-properties officeooo:rsid="0035601b" officeooo:paragraph-rsid="0035601b"/>
    </style:style>
    <style:style style:name="P7" style:family="paragraph" style:parent-style-name="Text_20_body">
      <style:text-properties officeooo:rsid="0022bdd1" officeooo:paragraph-rsid="0022bdd1"/>
    </style:style>
    <style:style style:name="P8" style:family="paragraph" style:parent-style-name="Text_20_body">
      <style:text-properties officeooo:rsid="00244645" officeooo:paragraph-rsid="00244645"/>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paragraph-rsid="005f47ef"/>
    </style:style>
    <style:style style:name="P12" style:family="paragraph" style:parent-style-name="Heading_20_2">
      <style:text-properties style:use-window-font-color="true" loext:opacity="0%" style:font-name="Liberation Sans" fo:font-size="16.1000003814697pt" fo:font-weight="bold" officeooo:rsid="005f12ff" officeooo:paragraph-rsid="005f12ff" style:font-name-asian="Microsoft YaHei" style:font-size-asian="16.1000003814697pt" style:font-weight-asian="bold" style:font-name-complex="Lucida Sans" style:font-size-complex="16.1000003814697pt" style:font-weight-complex="bold"/>
    </style:style>
    <style:style style:name="P13" style:family="paragraph" style:parent-style-name="Heading_20_2">
      <style:text-properties style:use-window-font-color="true" loext:opacity="0%" officeooo:rsid="000d57b2" officeooo:paragraph-rsid="000d57b2"/>
    </style:style>
    <style:style style:name="P14" style:family="paragraph" style:parent-style-name="Heading_20_2">
      <style:text-properties style:use-window-font-color="true" loext:opacity="0%" officeooo:rsid="0022bdd1" officeooo:paragraph-rsid="0022bdd1"/>
    </style:style>
    <style:style style:name="P15" style:family="paragraph" style:parent-style-name="Heading_20_2">
      <style:text-properties style:use-window-font-color="true" loext:opacity="0%" officeooo:rsid="00244645" officeooo:paragraph-rsid="00244645"/>
    </style:style>
    <style:style style:name="P16" style:family="paragraph" style:parent-style-name="Heading_20_2">
      <style:text-properties officeooo:rsid="0035601b" officeooo:paragraph-rsid="0035601b"/>
    </style:style>
    <style:style style:name="P17" style:family="paragraph" style:parent-style-name="Heading_20_2">
      <style:text-properties officeooo:rsid="002cad44" officeooo:paragraph-rsid="002cad44"/>
    </style:style>
    <style:style style:name="P18" style:family="paragraph" style:parent-style-name="Heading_20_2">
      <style:text-properties officeooo:rsid="002961bb" officeooo:paragraph-rsid="002961bb"/>
    </style:style>
    <style:style style:name="P19" style:family="paragraph" style:parent-style-name="Text_20_body" style:list-style-name="L1">
      <style:text-properties style:use-window-font-color="true" loext:opacity="0%" officeooo:rsid="0040d7b4" officeooo:paragraph-rsid="0040d7b4"/>
    </style:style>
    <style:style style:name="P20" style:family="paragraph" style:parent-style-name="Text_20_body" style:list-style-name="L1">
      <style:text-properties style:use-window-font-color="true" loext:opacity="0%" officeooo:rsid="0047e25b" officeooo:paragraph-rsid="0047e25b"/>
    </style:style>
    <style:style style:name="P21" style:family="paragraph" style:parent-style-name="Text_20_body" style:list-style-name="L1">
      <style:text-properties style:use-window-font-color="true" loext:opacity="0%" officeooo:rsid="0045f657" officeooo:paragraph-rsid="0045f657"/>
    </style:style>
    <style:style style:name="P22" style:family="paragraph" style:parent-style-name="Text_20_body" style:list-style-name="L2">
      <style:text-properties style:use-window-font-color="true" loext:opacity="0%" officeooo:rsid="00283e58" officeooo:paragraph-rsid="00283e58"/>
    </style:style>
    <style:style style:name="P23" style:family="paragraph" style:parent-style-name="Text_20_body">
      <style:text-properties style:use-window-font-color="true" loext:opacity="0%" officeooo:rsid="000d57b2" officeooo:paragraph-rsid="006a9110"/>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345720" style:font-name-asian="Microsoft YaHei" style:font-size-asian="16.1000003814697pt" style:font-weight-asian="bold" style:font-name-complex="Lucida Sans" style:font-size-complex="16.1000003814697pt" style:font-weight-complex="bold"/>
    </style:style>
    <style:style style:name="T3" style:family="text">
      <style:text-properties style:use-window-font-color="true" loext:opacity="0%"/>
    </style:style>
    <style:style style:name="T4" style:family="text">
      <style:text-properties style:use-window-font-color="true" loext:opacity="0%" officeooo:rsid="0022d0e4"/>
    </style:style>
    <style:style style:name="T5" style:family="text">
      <style:text-properties style:use-window-font-color="true" loext:opacity="0%" officeooo:rsid="00295256"/>
    </style:style>
    <style:style style:name="T6" style:family="text">
      <style:text-properties style:use-window-font-color="true" loext:opacity="0%" style:text-underline-style="solid" style:text-underline-width="auto" style:text-underline-color="font-color" officeooo:rsid="00295256"/>
    </style:style>
    <style:style style:name="T7" style:family="text">
      <style:text-properties style:use-window-font-color="true" loext:opacity="0%" officeooo:rsid="00305c93"/>
    </style:style>
    <style:style style:name="T8" style:family="text">
      <style:text-properties style:use-window-font-color="true" loext:opacity="0%" officeooo:rsid="0030dac7"/>
    </style:style>
    <style:style style:name="T9" style:family="text">
      <style:text-properties style:use-window-font-color="true" loext:opacity="0%" officeooo:rsid="0031e3cb"/>
    </style:style>
    <style:style style:name="T10" style:family="text">
      <style:text-properties style:use-window-font-color="true" loext:opacity="0%" officeooo:rsid="003c638a"/>
    </style:style>
    <style:style style:name="T11" style:family="text">
      <style:text-properties style:use-window-font-color="true" loext:opacity="0%" officeooo:rsid="004eba9f"/>
    </style:style>
    <style:style style:name="T12" style:family="text">
      <style:text-properties style:use-window-font-color="true" loext:opacity="0%" officeooo:rsid="00506ec2"/>
    </style:style>
    <style:style style:name="T13" style:family="text">
      <style:text-properties style:use-window-font-color="true" loext:opacity="0%" officeooo:rsid="00526383"/>
    </style:style>
    <style:style style:name="T14" style:family="text">
      <style:text-properties style:use-window-font-color="true" loext:opacity="0%" officeooo:rsid="00587399"/>
    </style:style>
    <style:style style:name="T15" style:family="text">
      <style:text-properties style:use-window-font-color="true" loext:opacity="0%" officeooo:rsid="005a180f"/>
    </style:style>
    <style:style style:name="T16" style:family="text">
      <style:text-properties style:use-window-font-color="true" loext:opacity="0%" officeooo:rsid="005b3afe"/>
    </style:style>
    <style:style style:name="T17" style:family="text">
      <style:text-properties style:use-window-font-color="true" loext:opacity="0%" officeooo:rsid="005b5c13"/>
    </style:style>
    <style:style style:name="T18" style:family="text">
      <style:text-properties style:use-window-font-color="true" loext:opacity="0%" fo:font-style="normal" officeooo:rsid="005f12ff" style:font-style-asian="normal" style:font-style-complex="normal"/>
    </style:style>
    <style:style style:name="T19" style:family="text">
      <style:text-properties style:use-window-font-color="true" loext:opacity="0%" fo:font-style="normal" officeooo:rsid="005f47ef" style:font-style-asian="normal" style:font-style-complex="normal"/>
    </style:style>
    <style:style style:name="T20" style:family="text">
      <style:text-properties style:use-window-font-color="true" loext:opacity="0%" fo:font-style="normal" officeooo:rsid="00610eaf" style:font-style-asian="normal" style:font-style-complex="normal"/>
    </style:style>
    <style:style style:name="T21" style:family="text">
      <style:text-properties style:use-window-font-color="true" loext:opacity="0%" fo:font-style="italic" officeooo:rsid="005f12ff" style:font-style-asian="italic" style:font-style-complex="italic"/>
    </style:style>
    <style:style style:name="T22" style:family="text">
      <style:text-properties style:use-window-font-color="true" loext:opacity="0%" officeooo:rsid="00621b7b"/>
    </style:style>
    <style:style style:name="T23" style:family="text">
      <style:text-properties style:use-window-font-color="true" loext:opacity="0%" fo:font-weight="bold" officeooo:rsid="00621b7b" style:font-weight-asian="bold" style:font-weight-complex="bold"/>
    </style:style>
    <style:style style:name="T24" style:family="text">
      <style:text-properties style:use-window-font-color="true" loext:opacity="0%" style:font-name="Liberation Serif" fo:font-style="normal" officeooo:rsid="00657594" style:font-style-asian="normal" style:font-style-complex="normal"/>
    </style:style>
    <style:style style:name="T25" style:family="text">
      <style:text-properties style:use-window-font-color="true" loext:opacity="0%" style:font-name="Liberation Sans" fo:font-size="16.1000003814697pt" fo:font-weight="bold" officeooo:rsid="00689567" style:font-name-asian="Microsoft YaHei" style:font-size-asian="16.1000003814697pt" style:font-weight-asian="bold" style:font-name-complex="Lucida Sans" style:font-size-complex="16.1000003814697pt" style:font-weight-complex="bold"/>
    </style:style>
    <style:style style:name="T26" style:family="text">
      <style:text-properties style:use-window-font-color="true" loext:opacity="0%" officeooo:rsid="006e5509"/>
    </style:style>
    <style:style style:name="T27" style:family="text">
      <style:text-properties officeooo:rsid="000e81bd"/>
    </style:style>
    <style:style style:name="T28" style:family="text">
      <style:text-properties officeooo:rsid="000f950c"/>
    </style:style>
    <style:style style:name="T29" style:family="text">
      <style:text-properties officeooo:rsid="0011a5e8"/>
    </style:style>
    <style:style style:name="T30" style:family="text">
      <style:text-properties officeooo:rsid="001362f9"/>
    </style:style>
    <style:style style:name="T31" style:family="text">
      <style:text-properties officeooo:rsid="0014e1c2"/>
    </style:style>
    <style:style style:name="T32" style:family="text">
      <style:text-properties officeooo:rsid="0016b724"/>
    </style:style>
    <style:style style:name="T33" style:family="text">
      <style:text-properties officeooo:rsid="0016c397"/>
    </style:style>
    <style:style style:name="T34" style:family="text">
      <style:text-properties officeooo:rsid="00186f37"/>
    </style:style>
    <style:style style:name="T35" style:family="text">
      <style:text-properties officeooo:rsid="001a2d6b"/>
    </style:style>
    <style:style style:name="T36" style:family="text">
      <style:text-properties officeooo:rsid="001c26e5"/>
    </style:style>
    <style:style style:name="T37" style:family="text">
      <style:text-properties officeooo:rsid="001ec3a0"/>
    </style:style>
    <style:style style:name="T38" style:family="text">
      <style:text-properties fo:font-style="italic" style:font-style-asian="italic" style:font-style-complex="italic"/>
    </style:style>
    <style:style style:name="T39" style:family="text">
      <style:text-properties fo:font-style="italic" officeooo:rsid="001ec3a0" style:font-style-asian="italic" style:font-style-complex="italic"/>
    </style:style>
    <style:style style:name="T40" style:family="text">
      <style:text-properties fo:font-style="italic" officeooo:rsid="003fd88e" style:font-style-asian="italic" style:font-style-complex="italic"/>
    </style:style>
    <style:style style:name="T41" style:family="text">
      <style:text-properties officeooo:rsid="0020744b"/>
    </style:style>
    <style:style style:name="T42" style:family="text">
      <style:text-properties officeooo:rsid="00262b59"/>
    </style:style>
    <style:style style:name="T43" style:family="text">
      <style:text-properties officeooo:rsid="00268d9f"/>
    </style:style>
    <style:style style:name="T44" style:family="text">
      <style:text-properties style:font-name="Liberation Serif" officeooo:rsid="017649f5"/>
    </style:style>
    <style:style style:name="T45" style:family="text">
      <style:text-properties style:font-name="Liberation Serif" officeooo:rsid="08057e79"/>
    </style:style>
    <style:style style:name="T46" style:family="text">
      <style:text-properties style:font-name="Liberation Serif" officeooo:rsid="007ab4b2"/>
    </style:style>
    <style:style style:name="T47" style:family="text">
      <style:text-properties style:font-name="Liberation Serif" officeooo:rsid="0633b70b"/>
    </style:style>
    <style:style style:name="T48" style:family="text">
      <style:text-properties style:font-name="Liberation Serif" officeooo:rsid="02537e4e"/>
    </style:style>
    <style:style style:name="T49" style:family="text">
      <style:text-properties style:font-name="Liberation Serif" officeooo:rsid="0258289a"/>
    </style:style>
    <style:style style:name="T50" style:family="text">
      <style:text-properties style:font-name="Liberation Serif" fo:font-style="normal" officeooo:rsid="007ab4b2" style:font-style-asian="normal" style:font-style-complex="normal"/>
    </style:style>
    <style:style style:name="T51" style:family="text">
      <style:text-properties officeooo:rsid="002df958"/>
    </style:style>
    <style:style style:name="T52" style:family="text">
      <style:text-properties officeooo:rsid="002f6396"/>
    </style:style>
    <style:style style:name="T53" style:family="text">
      <style:text-properties fo:color="#c9211e" loext:opacity="100%" style:text-underline-style="none" officeooo:rsid="003284c2"/>
    </style:style>
    <style:style style:name="T54" style:family="text">
      <style:text-properties fo:color="#c9211e" loext:opacity="100%" officeooo:rsid="00621b7b"/>
    </style:style>
    <style:style style:name="T55" style:family="text">
      <style:text-properties officeooo:rsid="003a4792"/>
    </style:style>
    <style:style style:name="T56" style:family="text">
      <style:text-properties officeooo:rsid="003b43c6"/>
    </style:style>
    <style:style style:name="T57" style:family="text">
      <style:text-properties officeooo:rsid="003d84f2"/>
    </style:style>
    <style:style style:name="T58" style:family="text">
      <style:text-properties officeooo:rsid="003f8de3"/>
    </style:style>
    <style:style style:name="T59" style:family="text">
      <style:text-properties officeooo:rsid="00426234"/>
    </style:style>
    <style:style style:name="T60" style:family="text">
      <style:text-properties officeooo:rsid="004429ad"/>
    </style:style>
    <style:style style:name="T61" style:family="text">
      <style:text-properties officeooo:rsid="0044dff8"/>
    </style:style>
    <style:style style:name="T62" style:family="text">
      <style:text-properties officeooo:rsid="00454f3e"/>
    </style:style>
    <style:style style:name="T63" style:family="text">
      <style:text-properties officeooo:rsid="0045c082"/>
    </style:style>
    <style:style style:name="T64" style:family="text">
      <style:text-properties officeooo:rsid="0049b6c2"/>
    </style:style>
    <style:style style:name="T65" style:family="text">
      <style:text-properties officeooo:rsid="004cbde4"/>
    </style:style>
    <style:style style:name="T66" style:family="text">
      <style:text-properties officeooo:rsid="0055626d"/>
    </style:style>
    <style:style style:name="T67" style:family="text">
      <style:text-properties officeooo:rsid="005b3afe"/>
    </style:style>
    <style:style style:name="T68" style:family="text">
      <style:text-properties fo:font-style="normal" style:font-style-asian="normal" style:font-style-complex="normal"/>
    </style:style>
    <style:style style:name="T69" style:family="text">
      <style:text-properties fo:font-style="normal" officeooo:rsid="005f12ff" style:font-style-asian="normal" style:font-style-complex="normal"/>
    </style:style>
    <style:style style:name="T70" style:family="text">
      <style:text-properties fo:font-weight="bold" style:font-weight-asian="bold" style:font-weight-complex="bold"/>
    </style:style>
    <style:style style:name="T71" style:family="text">
      <style:text-properties officeooo:rsid="00625b87"/>
    </style:style>
    <style:style style:name="T72" style:family="text">
      <style:text-properties officeooo:rsid="0068a482"/>
    </style:style>
    <style:style style:name="T73" style:family="text">
      <style:text-properties officeooo:rsid="006a9110"/>
    </style:style>
    <style:style style:name="T74" style:family="text">
      <style:text-properties officeooo:rsid="006d4d6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Summary</text:h>
      <text:p text:style-name="P11"><text:span text:style-name="Emphasis"><text:span text:style-name="T21">Raiders of Ivywatch</text:span></text:span><text:span text:style-name="Emphasis"><text:span text:style-name="T68"> is a </text:span></text:span><text:span text:style-name="Emphasis"><text:span text:style-name="T18">1st-level</text:span></text:span><text:span text:style-name="Emphasis"><text:span text:style-name="T68"> </text:span></text:span><text:span text:style-name="Emphasis"><text:span text:style-name="T69">Draw Steel </text:span></text:span><text:span text:style-name="Emphasis"><text:span text:style-name="T68">adventure in which the heroes </text:span></text:span><text:span text:style-name="Emphasis"><text:span text:style-name="T18">track down kidnapped citizens and </text:span></text:span><text:span text:style-name="Emphasis"><text:span text:style-name="T19">rescue</text:span></text:span><text:span text:style-name="Emphasis"><text:span text:style-name="T18"> them from an evil summoner’</text:span></text:span><text:span text:style-name="Emphasis"><text:span text:style-name="T20">s clutches</text:span></text:span><text:span text:style-name="Emphasis"><text:span text:style-name="T19">.</text:span></text:span></text:p>
      <text:p text:style-name="P11"><text:span text:style-name="Emphasis"><text:span text:style-name="T19">-</text:span></text:span></text:p>
      <text:p text:style-name="P11">The campaign goes <text:span text:style-name="T70">live on April </text:span><text:span text:style-name="T23">8th</text:span>. A <text:span text:style-name="T70">preview</text:span> <text:span text:style-name="T22">of the adventure is </text:span><text:span text:style-name="T23">available now</text:span><text:span text:style-name="T22"> over on itch</text:span><text:span text:style-name="T54">[link]</text:span>. Click the button below to be notified when we launch!</text:p>
      <text:p text:style-name="Horizontal_20_Line"/>
      <text:h text:style-name="P13" text:outline-level="2"><text:span text:style-name="T1">A One-Two Punch</text:span> </text:h>
      <text:p text:style-name="P23">In the Tullow Vale of Vasloria, a centuries old town is built around the Sealing Stone. What it sealed so long ago no one knows, until Ajax finds out. <text:span text:style-name="T74">His</text:span> Hawklords bombard and lay waste to the town, stealing the stone, and in the chaos, the pitiless Deatheye Yslansh and her lizardfolk minions abduct the citizens!</text:p>
      <text:p text:style-name="P2">Can you save the people of Ivywatch before <text:span text:style-name="T32">they are put to </text:span><text:span text:style-name="T33">the </text:span><text:span text:style-name="T32">Deatheye’s </text:span><text:span text:style-name="T71">fell</text:span><text:span text:style-name="T32"> purpose</text:span>? </text:p>
      <text:p text:style-name="P2">And what <text:span text:style-name="T37">or </text:span><text:span text:style-name="T39">who</text:span><text:span text:style-name="T37"> </text:span>exactly has Ajax unsealed?</text:p>
      <text:h text:style-name="P14" text:outline-level="2">What <text:span text:style-name="T1">to </text:span><text:span text:style-name="T2">Expect</text:span></text:h>
      <text:p text:style-name="P7"><text:span text:style-name="T3">This adventure is about fighting monsters and being hero</text:span><text:span text:style-name="T11">ic</text:span><text:span text:style-name="T3">. It’s also about discovering hidden and forgotten secrets, and then using those secrets later to the heroes’ advantage. The heroes will fight lizardfolk and hawklords, ogres and basilisks, and some strange and </text:span><text:span text:style-name="T26">malevolent</text:span><text:span text:style-name="T3"> creatures from a plane beyond Orden. </text:span><text:span text:style-name="T4">The heroes will have the opportunity for a handful of negotiations which can be hugely influenced by piecing together </text:span><text:span text:style-name="T13">secret </text:span><text:span text:style-name="T4">information </text:span><text:span text:style-name="T12">uncovered earlier in the adventure</text:span><text:span text:style-name="T4">.</text:span></text:p>
      <text:p text:style-name="P1">The adventure will reward an average of 10 to 18 Victories and will be around 32 pages long, though since I’m not printing copies, I have a little leniency there. Depending on your experience running and your table’s experience playing Draw Steel, <text:span text:style-name="T42">how many side objectives </text:span><text:span text:style-name="T43">the</text:span><text:span text:style-name="T42"> </text:span><text:span text:style-name="T43">heroes</text:span><text:span text:style-name="T42"> </text:span><text:span text:style-name="T43">follow</text:span><text:span text:style-name="T42">, </text:span>as well as a bunch of other factors, it could run around 2<text:span text:style-name="T66">0</text:span> to 3<text:span text:style-name="T66">2</text:span> hours of playtime.</text:p>
      <text:p text:style-name="P4">The adventure contains:</text:p>
      <text:list xml:id="list2519173033" text:style-name="L1">
        <text:list-item>
          <text:p text:style-name="P19">1<text:span text:style-name="T60">2</text:span>+ combat scenes, including a boss battle. <text:span text:style-name="T72">Most</text:span><text:span text:style-name="T61"> combats have objectives other than “kill everythin</text:span><text:span text:style-name="T62">g.”</text:span></text:p>
        </text:list-item>
        <text:list-item>
          <text:p text:style-name="P19"><text:span text:style-name="T61">6</text:span>+ puzzle and investigati<text:span text:style-name="T63">ve</text:span> scenes</text:p>
        </text:list-item>
        <text:list-item>
          <text:p text:style-name="P20">2 small, safe locations to take respites in, <text:span text:style-name="T64">each </text:span>full of NPCs with <text:span text:style-name="T38">opinions</text:span></text:p>
        </text:list-item>
        <text:list-item>
          <text:p text:style-name="P19">1-2 negotiations</text:p>
        </text:list-item>
        <text:list-item>
          <text:p text:style-name="P21">1-2 montage tests</text:p>
        </text:list-item>
        <text:list-item>
          <text:p text:style-name="P19"><text:span text:style-name="T59">3+</text:span> new custom monsters</text:p>
        </text:list-item>
      </text:list>
      <text:p text:style-name="P3"><text:soft-page-break/>In addition to the pdf, the adventure will include:</text:p>
      <text:list xml:id="list2243155111" text:style-name="L2">
        <text:list-item>
          <text:p text:style-name="P22">Battlemaps for each combat scene, including some variations (e.g. time of day)</text:p>
        </text:list-item>
        <text:list-item>
          <text:p text:style-name="P22">Reference maps for the director to set up the battlemaps</text:p>
        </text:list-item>
        <text:list-item>
          <text:p text:style-name="P22">A big, beautiful <text:span text:style-name="T58">region </text:span>map I made just for you of Tullow Vale, in which<text:span text:style-name="T38"> </text:span><text:span text:style-name="T40">Raiders of Ivywatch</text:span><text:span text:style-name="T38"> </text:span>takes place (the map also appears in the pdf with the locations of the adventure marked on it)</text:p>
        </text:list-item>
      </text:list>
      <text:h text:style-name="P15" text:outline-level="2">Adventure Preview</text:h>
      <text:p text:style-name="P8"><text:span text:style-name="T3">You can get a </text:span><text:span text:style-name="T5">look at </text:span><text:span text:style-name="T15">a</text:span><text:span text:style-name="T5"> few pages of the adventure, including the overview, the map of Tullow Vale, and the first </text:span><text:span text:style-name="T14">two</text:span><text:span text:style-name="T5"> encounter</text:span><text:span text:style-name="T14">s</text:span><text:span text:style-name="T5"> </text:span><text:span text:style-name="T6">HERE</text:span><text:span text:style-name="T53">[link to itch.io page]</text:span><text:span text:style-name="T5">.</text:span></text:p>
      <text:h text:style-name="Heading_20_2" text:outline-level="2">The Team</text:h>
      <text:p text:style-name="Text_20_body">Hi, I’m <text:span text:style-name="T67">Gavin (</text:span>GubDM<text:span text:style-name="T67">)</text:span>, you can find me on the MCDM discord or lurking around Twitch or Youtube. <text:span text:style-name="T7">Look Out Behind You </text:span><text:span text:style-name="T52">Studios is my company.</text:span></text:p>
      <text:p text:style-name="P5"><text:span text:style-name="T3">I hired an awesome artist named Jaelani </text:span><text:span text:style-name="T16">(also goes by Rectopus, their Fiverr handle is </text:span><text:span text:style-name="T17">@j</text:span><text:span text:style-name="T16">aelani36)</text:span><text:span text:style-name="T3"> to do the beautiful cover art!</text:span><text:span text:style-name="T8"> </text:span><text:span text:style-name="T9">T</text:span><text:span text:style-name="T8">he rest of the art in the adventure is all me.</text:span></text:p>
      <text:h text:style-name="P16" text:outline-level="2">What <text:span text:style-name="T25">Do</text:span> <text:span text:style-name="T25">Your</text:span> <text:span text:style-name="T25">Funds</text:span> Pay For?</text:h>
      <text:p text:style-name="P6">The art I paid Jaelani to make for the cover, and the rest <text:span text:style-name="T57">of the funds </text:span>pay for my time <text:span text:style-name="T55">spent </text:span>working on <text:span text:style-name="T56">and testing</text:span> the adventure.</text:p>
      <text:h text:style-name="P17" text:outline-level="2">AI Pledge</text:h>
      <text:p text:style-name="Text_20_body"><text:span text:style-name="T10">We </text:span>have not and will not use generative AI in any form for this adventure <text:span text:style-name="T51">or any of the stuff that comes with it.</text:span></text:p>
      <text:h text:style-name="P18" text:outline-level="2">Legal Stuff</text:h>
      <text:p text:style-name="P9"><text:span text:style-name="T44">“</text:span><text:span text:style-name="T45">Raiders of Ivywatch</text:span><text:span text:style-name="T44">”</text:span><text:span text:style-name="T46"> </text:span><text:span text:style-name="T50">is an independent product published under the </text:span><text:span text:style-name="T46">DRAW STEEL</text:span><text:span text:style-name="T50"> Creator License and is not affiliated with MCDM Productions, LLC. </text:span><text:span text:style-name="T46">DRAW STEEL</text:span><text:span text:style-name="T50"> © 202</text:span><text:span text:style-name="T24">4</text:span><text:span text:style-name="T50"> MCDM Productions, LLC. </text:span></text:p>
      <text:p text:style-name="P10"><text:span text:style-name="T45">Raiders of Ivywatch</text:span><text:span text:style-name="T48"> </text:span><text:span text:style-name="T46">©</text:span><text:span text:style-name="T48"> 202</text:span><text:span text:style-name="T47">5</text:span><text:span text:style-name="T48"> Look Out Behind You Studios </text:span><text:span text:style-name="T49">LL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Lato, LatoExtended,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i-sans-serif" svg:font-family="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961b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weight="bold" officeooo:rsid="002961bb"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23T13:18:29.692000000</dc:date>
    <meta:editing-duration>PT2H43M5S</meta:editing-duration>
    <meta:editing-cycles>89</meta:editing-cycles>
    <meta:generator>LibreOffice/7.2.2.2$Windows_X86_64 LibreOffice_project/02b2acce88a210515b4a5bb2e46cbfb63fe97d56</meta:generator>
    <meta:document-statistic meta:table-count="0" meta:image-count="0" meta:object-count="0" meta:page-count="2" meta:paragraph-count="34" meta:word-count="597" meta:character-count="3359" meta:non-whitespace-character-count="2802"/>
  </office:meta>
</office:document-meta>
</file>